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886c0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86c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886c0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886c0" style:font-size-asian="10pt" style:font-size-complex="10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86c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Body" style:list-style-name="L1">
      <style:text-properties style:font-name="arial" fo:font-size="11pt" style:font-size-asian="11pt" style:font-size-complex="11pt"/>
    </style:style>
    <style:style style:name="P13" style:family="paragraph" style:parent-style-name="UrbanTitle">
      <style:text-properties officeooo:paragraph-rsid="001886c0"/>
    </style:style>
    <style:style style:name="P14" style:family="paragraph" style:parent-style-name="UrbanTitle">
      <style:text-properties style:font-name="arial" style:text-underline-style="none" officeooo:paragraph-rsid="001886c0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14">Dossier incomplet pour une demande de permis d'urbanisme</text:p>
      <text:p text:style-name="P9"/>
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5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5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 :</text:span> <text:text-input text:description="Bien-Parcelles">self.getPortionOutsText()</text:text-input></text:p>
      <text:p text:style-name="P11"/>
      <text:p text:style-name="P11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1"/>
      <text:p text:style-name="P11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1"/>
      <text:p text:style-name="P11">Conformément à l'article 116 §1er, al. 1er du CWATUPE et en vertu des articles 284 à 314 du CWATUPE, nous vous informons que votre demande est <text:span text:style-name="T7">incomplète</text:span>.</text:p>
      <text:p text:style-name="P11"/>
      <text:p text:style-name="P11">Vous trouverez ci-dessous un <text:span text:style-name="T6">relevé des pièces manquantes</text:span>:</text:p>
      <text:section text:style-name="Sect1" text:name="Section1">
        <text:list xml:id="list3501145127" text:style-name="L1">
          <text:list-item>
            <text:p text:style-name="P12"><office:annotation><dc:creator>Stéphan Geulette</dc:creator><dc:date>2011-03-31T15:08:14</dc:date><text:p text:style-name="P15"><text:span text:style-name="T14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P11"><office:annotation><dc:creator>Stéphan Geulette</dc:creator><dc:date>2011-04-01T14:01:18</dc:date><text:p text:style-name="P15"><text:span text:style-name="T14">do text </text:span></text:p><text:p text:style-name="P15"><text:span text:style-name="T14">from xhtml(self.getMissingPartsDetails())</text:span></text:p></office:annotation>Ceci est remplacé par le contenu de la zone détails concernant les pièces manquantes</text:p>
      <text:p text:style-name="P11"/>
      <text:p text:style-name="P11"/>
      <text:p text:style-name="P11">Nous vous prions de bien vouloir noter que la procédure relative à l'instruction de votre demande de permis recommencera à dater de la réception de ces pièces par l'Administration Communale.</text:p>
      <text:p text:style-name="P10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1"/>
      <text:p text:style-name="P9"/>
      <text:p text:style-name="P9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48:49.418313627</dc:date>
    <dc:language>fr-FR</dc:language>
    <meta:editing-cycles>90</meta:editing-cycles>
    <meta:editing-duration>P1DT10H31M17S</meta:editing-duration>
    <meta:document-statistic meta:table-count="1" meta:image-count="0" meta:object-count="0" meta:page-count="1" meta:paragraph-count="20" meta:word-count="185" meta:character-count="1441" meta:non-whitespace-character-count="1296"/>
    <meta:user-defined meta:name="Info 1"/>
    <meta:user-defined meta:name="Info 2"/>
    <meta:user-defined meta:name="Info 3"/>
    <meta:user-defined meta:name="Info 4"/>
  </office:meta>
</office:document-meta>
</file>